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rsid="0009d791" officeooo:paragraph-rsid="0009d791"/>
    </style:style>
    <style:style style:name="P2" style:family="paragraph" style:parent-style-name="Standard" style:list-style-name="L1">
      <style:text-properties officeooo:rsid="0009d791" officeooo:paragraph-rsid="000d1cc8"/>
    </style:style>
    <style:style style:name="P3" style:family="paragraph" style:parent-style-name="Standard" style:list-style-name="L1">
      <style:text-properties officeooo:paragraph-rsid="0009d791"/>
    </style:style>
    <style:style style:name="P4" style:family="paragraph" style:parent-style-name="Standard" style:list-style-name="L1">
      <style:text-properties officeooo:paragraph-rsid="000d1cc8"/>
    </style:style>
    <style:style style:name="P5" style:family="paragraph" style:parent-style-name="Standard" style:list-style-name="L1">
      <style:text-properties officeooo:paragraph-rsid="000e6fcf"/>
    </style:style>
    <style:style style:name="P6" style:family="paragraph" style:parent-style-name="Standard">
      <style:text-properties officeooo:paragraph-rsid="000d1cc8"/>
    </style:style>
    <style:style style:name="T1" style:family="text">
      <style:text-properties officeooo:rsid="0009d791"/>
    </style:style>
    <style:style style:name="T2" style:family="text">
      <style:text-properties style:text-position="-33% 80%"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9d791" style:font-weight-asian="normal" style:font-weight-complex="normal"/>
    </style:style>
    <style:style style:name="T5" style:family="text">
      <style:text-properties officeooo:rsid="000d1cc8"/>
    </style:style>
    <style:style style:name="T6" style:family="text">
      <style:text-properties officeooo:rsid="000e6f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Kivilajit koostuvat mineraaleista (kvartsi, maasälpä, kalsiumkarbonaatti, lukemattomat muut),<text:span text:style-name="T1"> </text:span>joiden suhteellinen määrä voi vaihdella. Myös kiven kiderakenne on kivilajia määrittävä tekijä.<text:span text:style-name="T1"> </text:span>Tuliperäisissä syväkivissä (kuten <text:span text:style-name="T1"><text:s/></text:span>graniitti) on hitaan jähmettymisen takia suurempi raekoko kuin nopeasti jäähtyneissä tuliperäisissä pintakivissä eli vulkaniiteissa (kuten basaltti). Eroosion irrottama ja valuvesien meriin kasaama kiviaines muodostaa vähitellen sedimenttikiviä, joille tyypillistä on kerroksellisuus. Kun maan pinnalle tai sedimentiksi päätyneet kivet mannerlaattojen liikunnan takia joutuvat syvemmälle maankuoreen, muuttuu niiden rakenne paineen ja kuumuuden ansiosta. Tällöin puhutaan metamorfisista kivistä (kuten gneissit, marmori<text:span text:style-name="T5">t</text:span>). Luolan muodostuksen kannalta on kuitenkin oleellisempaa kiven kemiallinen koostumus ja kiven liukeneminen sadeveteen, jonka happamuus voi vaihdella.<text:span text:style-name="T5"> Alla on luolia sisältäviä kivilajeja järjetettynä.</text:span></text:p>
      <text:p text:style-name="Standard"/>
      <text:list xml:id="list948705531" text:style-name="L1">
        <text:list-item>
          <text:p text:style-name="P3"><text:span text:style-name="T1">Vulkaaniset pintakivet</text:span></text:p>
        </text:list-item>
        <text:list-item>
          <text:p text:style-name="P3"><text:span text:style-name="T1">Sedimenttikivet</text:span></text:p>
          <text:list>
            <text:list-item>
              <text:p text:style-name="P3">Silikaattisedimenttikive<text:span text:style-name="T1">t</text:span></text:p>
              <text:list>
                <text:list-item>
                  <text:p text:style-name="P3">Hiekkakivet</text:p>
                </text:list-item>
                <text:list-item>
                  <text:p text:style-name="P3">Savikivet</text:p>
                </text:list-item>
              </text:list>
            </text:list-item>
            <text:list-item>
              <text:p text:style-name="P3">Karbonaattisedimenttikivet</text:p>
              <text:list>
                <text:list-item>
                  <text:p text:style-name="P3">Kalsiumkarbonaatti<text:span text:style-name="T1"> eli kalsiitti </text:span><text:span text:style-name="Strong_20_Emphasis"><text:span text:style-name="T3">CaCO</text:span></text:span><text:span text:style-name="Strong_20_Emphasis"><text:span text:style-name="T2">3</text:span></text:span><text:span text:style-name="T3"> </text:span></text:p>
                </text:list-item>
                <text:list-item>
                  <text:p text:style-name="P3">Dolomiitti<text:span text:style-name="T1"> </text:span><text:span text:style-name="Strong_20_Emphasis"><text:span text:style-name="T3">CaMg(CO</text:span></text:span><text:span text:style-name="Strong_20_Emphasis"><text:span text:style-name="T2">3</text:span></text:span><text:span text:style-name="Strong_20_Emphasis"><text:span text:style-name="T3">)</text:span></text:span><text:span text:style-name="Strong_20_Emphasis"><text:span text:style-name="T2">2</text:span></text:span><text:span text:style-name="T3"> </text:span></text:p>
                </text:list-item>
              </text:list>
            </text:list-item>
            <text:list-item>
              <text:p text:style-name="P3">Sulfaattisedimenttikivet</text:p>
              <text:list>
                <text:list-item>
                  <text:p text:style-name="P3"><text:span text:style-name="T1">Kipsi</text:span><text:span text:style-name="T4"> </text:span><text:span text:style-name="Strong_20_Emphasis"><text:span text:style-name="T3">CaSO</text:span></text:span><text:span text:style-name="Strong_20_Emphasis"><text:span text:style-name="T2">4</text:span></text:span><text:span text:style-name="T3"> </text:span></text:p>
                </text:list-item>
              </text:list>
            </text:list-item>
            <text:list-item>
              <text:p text:style-name="P5"><text:span text:style-name="T6">Muut sedimentit</text:span></text:p>
              <text:list>
                <text:list-item>
                  <text:p text:style-name="P5">Vuorisuola<text:span text:style-name="T1"> NaCl</text:span></text:p>
                </text:list-item>
              </text:list>
            </text:list-item>
          </text:list>
        </text:list-item>
        <text:list-item>
          <text:p text:style-name="P3">Metamorfoituneet sedimenttikivet</text:p>
          <text:list>
            <text:list-item>
              <text:p text:style-name="P1">Marmorit</text:p>
            </text:list-item>
          </text:list>
        </text:list-item>
        <text:list-item>
          <text:p text:style-name="P3">Muut kivet (<text:span text:style-name="T1">muut </text:span>metamorfoituneet <text:span text:style-name="T1">tai </text:span>vulkaaniset syväkivet)</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8T18:43:58.161000000</meta:creation-date>
    <dc:date>2020-08-18T22:33:17.285000000</dc:date>
    <meta:editing-duration>PT3H18M58S</meta:editing-duration>
    <meta:editing-cycles>2</meta:editing-cycles>
    <meta:generator>LibreOffice/6.3.3.2$Windows_X86_64 LibreOffice_project/a64200df03143b798afd1ec74a12ab50359878ed</meta:generator>
    <meta:document-statistic meta:table-count="0" meta:image-count="0" meta:object-count="0" meta:page-count="1" meta:paragraph-count="16" meta:word-count="148" meta:character-count="1311" meta:non-whitespace-character-count="1190"/>
  </office:meta>
</office:document-meta>
</file>